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175cm" svg:height="0.963cm" svg:x="3.306cm" svg:y="0.287cm">
          <draw:text-box>
            <text:p text:style-name="P1"><text:span text:style-name="T1">Screen-Object class</text:span></text:p>
          </draw:text-box>
        </draw:frame>
        <draw:frame draw:style-name="gr2" draw:text-style-name="P1" draw:layer="layout" svg:width="13.401cm" svg:height="0.963cm" svg:x="0.099cm" svg:y="2.359cm">
          <draw:text-box>
            <text:p text:style-name="P1"><text:span text:style-name="T1"><text:s/></text:span><text:span text:style-name="T1">Icon class <text:s text:c="5"/>Window class <text:s text:c="5"/>Bitmap class</text:span></text:p>
          </draw:text-box>
        </draw:frame>
        <draw:line draw:style-name="gr3" draw:text-style-name="P3" draw:layer="layout" svg:x1="2.638cm" svg:y1="1.783cm" svg:x2="10.288cm" svg:y2="1.783cm">
          <text:p/>
        </draw:line>
        <draw:line draw:style-name="gr3" draw:text-style-name="P3" draw:layer="layout" svg:x1="2.612cm" svg:y1="1.793cm" svg:x2="2.612cm" svg:y2="2.455cm">
          <text:p/>
        </draw:line>
        <draw:line draw:style-name="gr3" draw:text-style-name="P3" draw:layer="layout" svg:x1="10.337cm" svg:y1="1.766cm" svg:x2="10.337cm" svg:y2="2.428cm">
          <text:p/>
        </draw:line>
        <draw:line draw:style-name="gr3" draw:text-style-name="P3" draw:layer="layout" svg:x1="6.448cm" svg:y1="1.211cm" svg:x2="6.448cm" svg:y2="2.5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5T05:22:23</meta:creation-date>
    <dc:date>2020-03-30T18:30:52.32</dc:date>
    <dc:language>en-US</dc:language>
    <meta:editing-cycles>4</meta:editing-cycles>
    <meta:editing-duration>PT15M37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